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934cm"/>
    </style:style>
    <style:style style:name="co3" style:family="table-column">
      <style:table-column-properties fo:break-before="auto" style:column-width="11.127cm"/>
    </style:style>
    <style:style style:name="co4" style:family="table-column">
      <style:table-column-properties fo:break-before="auto" style:column-width="12.375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66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office:value-type="string">
            <text:p>HTTP</text:p>
          </table:table-cell>
          <table:table-cell office:value-type="string">
            <text:p>URI</text:p>
          </table:table-cell>
          <table:table-cell office:value-type="string">
            <text:p>Action</text:p>
          </table:table-cell>
          <table:table-cell office:value-type="string">
            <text:p>Ob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et</text:p>
          </table:table-cell>
          <table:table-cell table:style-name="ce2" office:value-type="string">
            <text:p>/api/users/</text:p>
          </table:table-cell>
          <table:table-cell table:style-name="ce2" office:value-type="string">
            <text:p>Get list of users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get</text:p>
          </table:table-cell>
          <table:table-cell table:style-name="ce2" office:value-type="string">
            <text:p>/api/users/[user_id]</text:p>
          </table:table-cell>
          <table:table-cell table:style-name="ce2" office:value-type="string">
            <text:p>Get info of a user (login, task, pomodoro)</text:p>
          </table:table-cell>
          <table:table-cell table:style-name="ce2" table:number-columns-repeated="1021"/>
        </table:table-row>
        <table:table-row table:style-name="ro1">
          <table:table-cell office:value-type="string">
            <text:p>get</text:p>
          </table:table-cell>
          <table:table-cell office:value-type="string">
            <text:p>/api/activity</text:p>
          </table:table-cell>
          <table:table-cell office:value-type="string">
            <text:p>Get info about tasks of a user</text:p>
          </table:table-cell>
          <table:table-cell office:value-type="string">
            <text:p>Pass range parameter (without parameter, return all)</text:p>
          </table:table-cell>
          <table:table-cell table:number-columns-repeated="1020"/>
        </table:table-row>
        <table:table-row table:style-name="ro1">
          <table:table-cell office:value-type="string">
            <text:p>get</text:p>
          </table:table-cell>
          <table:table-cell office:value-type="string">
            <text:p>/api/activity/[task_id]</text:p>
          </table:table-cell>
          <table:table-cell office:value-type="string">
            <text:p>Get info about a single task of a user</text:p>
          </table:table-cell>
          <table:table-cell office:value-type="string">
            <text:p>Pass range parameter (without parameter, return all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ost</text:p>
          </table:table-cell>
          <table:table-cell table:style-name="ce2" office:value-type="string">
            <text:p>/api/users/</text:p>
          </table:table-cell>
          <table:table-cell table:style-name="ce2" office:value-type="string">
            <text:p>Create new user</text:p>
          </table:table-cell>
          <table:table-cell table:style-name="ce2" table:number-columns-repeated="1021"/>
        </table:table-row>
        <table:table-row table:style-name="ro1">
          <table:table-cell office:value-type="string">
            <text:p>post</text:p>
          </table:table-cell>
          <table:table-cell office:value-type="string">
            <text:p>/api/activity</text:p>
          </table:table-cell>
          <table:table-cell office:value-type="string">
            <text:p>Create new tas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ut</text:p>
          </table:table-cell>
          <table:table-cell table:style-name="ce2" office:value-type="string">
            <text:p>/api/users/[user_id]/[field]</text:p>
          </table:table-cell>
          <table:table-cell table:style-name="ce2" office:value-type="string">
            <text:p>Update a field from the user</text:p>
          </table:table-cell>
          <table:table-cell table:style-name="ce2" office:value-type="string">
            <text:p>IF FIELD IS FACES, PASS THE POSITION AS WELL {“0”: “CHANGE THIS”} ELSE just pass the modification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put</text:p>
          </table:table-cell>
          <table:table-cell office:value-type="string">
            <text:p>/api/activity/[task_id]</text:p>
          </table:table-cell>
          <table:table-cell office:value-type="string">
            <text:p>Update task</text:p>
          </table:table-cell>
          <table:table-cell table:number-columns-repeated="1021"/>
        </table:table-row>
        <table:table-row table:style-name="ro1">
          <table:table-cell office:value-type="string">
            <text:p>delete</text:p>
          </table:table-cell>
          <table:table-cell office:value-type="string">
            <text:p>/api/users/[user_id]</text:p>
          </table:table-cell>
          <table:table-cell office:value-type="string">
            <text:p>Delete user</text:p>
          </table:table-cell>
          <table:table-cell table:number-columns-repeated="1021"/>
        </table:table-row>
        <table:table-row table:style-name="ro1">
          <table:table-cell office:value-type="string">
            <text:p>delete</text:p>
          </table:table-cell>
          <table:table-cell office:value-type="string">
            <text:p>/api/activity/[task_id]</text:p>
          </table:table-cell>
          <table:table-cell office:value-type="string">
            <text:p>Delete task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every post/put uses a request bod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 think i'm using the request parameter only for the gets</text:p>
          </table:table-cell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18/05/2018</text:date>, <text:time>03:2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la Mika Taninaka</meta:initial-creator>
    <meta:creation-date>2018-05-17T21:23:03.77</meta:creation-date>
    <dc:date>2018-05-18T03:21:09.09</dc:date>
    <dc:creator>Isabella Mika Taninaka</dc:creator>
    <meta:editing-duration>PT11M57S</meta:editing-duration>
    <meta:editing-cycles>1</meta:editing-cycles>
    <meta:document-statistic meta:table-count="3" meta:cell-count="39" meta:object-count="0"/>
    <meta:generator>OpenOffice/4.1.5$Win32 OpenOffice.org_project/415m1$Build-9789</meta:generator>
  </office:meta>
</office:document-meta>
</file>